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88cm"/>
    </style:style>
    <style:style style:name="co3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6.74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>
            <text:p>Tempo esecuzione Effetivo</text:p>
          </table:table-cell>
          <table:table-cell office:value-type="string">
            <text:p>Tempo teorico Esecuzione</text:p>
          </table:table-cell>
          <table:table-cell office:value-type="string">
            <text:p>Tempo Calibrazione</text:p>
          </table:table-cell>
          <table:table-cell table:style-name="Default" office:value-type="string">
            <text:p>rapporto tempo effettivo /tempo nominale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500">
            <text:p>500</text:p>
          </table:table-cell>
          <table:table-cell office:value-type="float" office:value="30000">
            <text:p>30000</text:p>
          </table:table-cell>
          <table:table-cell table:formula="of:=[.A3]/[.B3]" office:value-type="percentage" office:value="0.534">
            <text:p>53,40%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500">
            <text:p>500</text:p>
          </table:table-cell>
          <table:table-cell office:value-type="float" office:value="30000">
            <text:p>30000</text:p>
          </table:table-cell>
          <table:table-cell table:formula="of:=[.A4]/[.B4]" office:value-type="percentage" office:value="0.532">
            <text:p>53,20%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500">
            <text:p>500</text:p>
          </table:table-cell>
          <table:table-cell office:value-type="float" office:value="30000">
            <text:p>30000</text:p>
          </table:table-cell>
          <table:table-cell table:formula="of:=[.A5]/[.B5]" office:value-type="percentage" office:value="0.534">
            <text:p>53,40%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500">
            <text:p>500</text:p>
          </table:table-cell>
          <table:table-cell office:value-type="float" office:value="30000">
            <text:p>30000</text:p>
          </table:table-cell>
          <table:table-cell table:formula="of:=[.A6]/[.B6]" office:value-type="percentage" office:value="0.534">
            <text:p>53,40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formula="of:=[.A9]/[.B9]" office:value-type="percentage" office:value="0.534">
            <text:p>53,40%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formula="of:=[.A10]/[.B10]" office:value-type="percentage" office:value="0.534">
            <text:p>53,40%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formula="of:=[.A11]/[.B11]" office:value-type="percentage" office:value="0.534">
            <text:p>53,40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2000">
            <text:p>2000</text:p>
          </table:table-cell>
          <table:table-cell office:value-type="float" office:value="1000">
            <text:p>1000</text:p>
          </table:table-cell>
          <table:table-cell table:formula="of:=[.A13]/[.B13]" office:value-type="percentage" office:value="0.5335">
            <text:p>53,35%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2000">
            <text:p>2000</text:p>
          </table:table-cell>
          <table:table-cell office:value-type="float" office:value="1000">
            <text:p>1000</text:p>
          </table:table-cell>
          <table:table-cell table:formula="of:=[.A14]/[.B14]" office:value-type="percentage" office:value="0.5335">
            <text:p>53,35%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2000">
            <text:p>2000</text:p>
          </table:table-cell>
          <table:table-cell office:value-type="float" office:value="1000">
            <text:p>1000</text:p>
          </table:table-cell>
          <table:table-cell table:formula="of:=[.A15]/[.B15]" office:value-type="percentage" office:value="0.5335">
            <text:p>53,35%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float" office:value="5339">
            <text:p>5339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table:formula="of:=[.A17]/[.B17]" office:value-type="percentage" office:value="0.5339">
            <text:p>53,39%</text:p>
          </table:table-cell>
        </table:table-row>
        <table:table-row table:style-name="ro1">
          <table:table-cell office:value-type="float" office:value="5339">
            <text:p>5339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table:formula="of:=[.A18]/[.B18]" office:value-type="percentage" office:value="0.5339">
            <text:p>53,39%</text:p>
          </table:table-cell>
        </table:table-row>
        <table:table-row table:style-name="ro1">
          <table:table-cell office:value-type="float" office:value="5339">
            <text:p>5339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table:formula="of:=[.A19]/[.B19]" office:value-type="percentage" office:value="0.5339">
            <text:p>53,39%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formula="of:=[.A21]/[.B21]" office:value-type="percentage" office:value="0.533">
            <text:p>53,30%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formula="of:=[.A22]/[.B22]" office:value-type="percentage" office:value="0.533">
            <text:p>53,30%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formula="of:=[.A23]/[.B23]" office:value-type="percentage" office:value="0.533">
            <text:p>53,30%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formula="of:=[.A25]/[.B25]" office:value-type="percentage" office:value="0.53">
            <text:p>53,00%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formula="of:=[.A26]/[.B26]" office:value-type="percentage" office:value="0.53">
            <text:p>53,00%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formula="of:=[.A27]/[.B27]" office:value-type="percentage" office:value="0.53">
            <text:p>53,00%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table:formula="of:=[.A29]/[.B29]" office:value-type="percentage" office:value="0.53">
            <text:p>53,00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table:formula="of:=[.A30]/[.B30]" office:value-type="percentage" office:value="0.53">
            <text:p>53,00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table:formula="of:=[.A31]/[.B31]" office:value-type="percentage" office:value="0.53">
            <text:p>53,00%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formula="of:=[.A34]/[.B34]" office:value-type="percentage" office:value="0.534">
            <text:p>53,40%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formula="of:=[.A35]/[.B35]" office:value-type="percentage" office:value="0.534">
            <text:p>53,40%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formula="of:=[.A36]/[.B36]" office:value-type="percentage" office:value="0.534">
            <text:p>53,40%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Lucida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3/05/2011</text:date>, <text:time>12.05.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o Nanni</meta:initial-creator>
    <meta:creation-date>2011-05-02T16:21:27</meta:creation-date>
    <meta:generator>OpenOffice.org/3.3$Solaris_x86 OpenOffice.org_project/330m20$Build-9567</meta:generator>
    <dc:date>2011-05-03T12:05:53</dc:date>
    <dc:creator>Marco Nanni</dc:creator>
    <meta:editing-duration>PT2H26M38S</meta:editing-duration>
    <meta:editing-cycles>12</meta:editing-cycles>
    <meta:document-statistic meta:table-count="3" meta:cell-count="104" meta:object-count="0"/>
  </office:meta>
</office:document-meta>
</file>